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table:style-name="ce1" office:value-type="string" table:number-columns-spanned="5" table:number-rows-spanned="1">
            <text:p>Raw Data Tables</text:p>
          </table:table-cell>
          <table:covered-table-cell table:number-columns-repeated="4"/>
        </table:table-row>
        <table:table-row table:style-name="ro1">
          <table:table-cell office:value-type="string">
            <text:p>Object</text:p>
          </table:table-cell>
          <table:table-cell table:style-name="ce1" office:value-type="string" table:number-columns-spanned="3" table:number-rows-spanned="1">
            <text:p>Trials</text:p>
          </table:table-cell>
          <table:covered-table-cell table:number-columns-repeated="2"/>
          <table:table-cell office:value-type="string">
            <text:p>Distance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A</text:p>
          </table:table-cell>
          <table:table-cell table:number-columns-repeated="3" office:value-type="string">
            <text:p>height: 18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width: 44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x: 147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y: 5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area: 792.0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------------------------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table:number-columns-repeated="3" office:value-type="string">
            <text:p>height: 12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width: 44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x: 147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y: 31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area: 528.0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------------------------</text:p>
          </table:table-cell>
          <table:table-cell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A</text:p>
          </table:table-cell>
          <table:table-cell table:number-columns-repeated="3" office:value-type="string">
            <text:p>height: 16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width: 40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x: 149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y: 23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area: 640.0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------------------------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office:value-type="string">
            <text:p>height: 10</text:p>
          </table:table-cell>
          <table:table-cell table:number-columns-repeated="2" office:value-type="string">
            <text:p>height: 11</text:p>
          </table:table-cell>
          <table:table-cell/>
        </table:table-row>
        <table:table-row table:style-name="ro1">
          <table:table-cell/>
          <table:table-cell office:value-type="string">
            <text:p>width: 44</text:p>
          </table:table-cell>
          <table:table-cell table:number-columns-repeated="2" office:value-type="string">
            <text:p>width: 42</text:p>
          </table:table-cell>
          <table:table-cell/>
        </table:table-row>
        <table:table-row table:style-name="ro1">
          <table:table-cell/>
          <table:table-cell office:value-type="string">
            <text:p>x: 147</text:p>
          </table:table-cell>
          <table:table-cell table:number-columns-repeated="2" office:value-type="string">
            <text:p>x: 149</text:p>
          </table:table-cell>
          <table:table-cell/>
        </table:table-row>
        <table:table-row table:style-name="ro1">
          <table:table-cell/>
          <table:table-cell office:value-type="string">
            <text:p>y: 31</text:p>
          </table:table-cell>
          <table:table-cell table:number-columns-repeated="2" office:value-type="string">
            <text:p>y: 46</text:p>
          </table:table-cell>
          <table:table-cell/>
        </table:table-row>
        <table:table-row table:style-name="ro1">
          <table:table-cell/>
          <table:table-cell office:value-type="string">
            <text:p>area: 440.0</text:p>
          </table:table-cell>
          <table:table-cell table:number-columns-repeated="2" office:value-type="string">
            <text:p>area: 462.0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------------------------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A</text:p>
          </table:table-cell>
          <table:table-cell table:number-columns-repeated="3" office:value-type="string">
            <text:p>height: 16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width: 38</text:p>
          </table:table-cell>
          <table:table-cell office:value-type="string">
            <text:p>width: 36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x: 155</text:p>
          </table:table-cell>
          <table:table-cell office:value-type="string">
            <text:p>x: 157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y: 35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area: 608.0</text:p>
          </table:table-cell>
          <table:table-cell office:value-type="string">
            <text:p>area: 576.0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------------------------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table:number-columns-repeated="3" office:value-type="string">
            <text:p>height: 10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width: 38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x: 157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y: 57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area: 380.0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------------------------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height: 14</text:p>
          </table:table-cell>
          <table:table-cell office:value-type="string">
            <text:p>height: 15</text:p>
          </table:table-cell>
          <table:table-cell office:value-type="string">
            <text:p>height: 14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width: 34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x: 163</text:p>
          </table:table-cell>
          <table:table-cell/>
        </table:table-row>
        <table:table-row table:style-name="ro1">
          <table:table-cell/>
          <table:table-cell office:value-type="string">
            <text:p>y: 47</text:p>
          </table:table-cell>
          <table:table-cell office:value-type="string">
            <text:p>y: 46</text:p>
          </table:table-cell>
          <table:table-cell office:value-type="string">
            <text:p>y: 47</text:p>
          </table:table-cell>
          <table:table-cell/>
        </table:table-row>
        <table:table-row table:style-name="ro1">
          <table:table-cell/>
          <table:table-cell office:value-type="string">
            <text:p>area: 476.0</text:p>
          </table:table-cell>
          <table:table-cell office:value-type="string">
            <text:p>area: 510.0</text:p>
          </table:table-cell>
          <table:table-cell office:value-type="string">
            <text:p>area: 476.0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------------------------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table:number-columns-repeated="3" office:value-type="string">
            <text:p>height: 8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width: 36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x: 163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y: 67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area: 288.0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------------------------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A</text:p>
          </table:table-cell>
          <table:table-cell table:number-columns-repeated="3" office:value-type="string">
            <text:p>height: 12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width: 32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x: 163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y: 57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area: 384.0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------------------------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table:number-columns-repeated="3" office:value-type="string">
            <text:p>height: 7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width: 32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x: 163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y: 76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area: 224.0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------------------------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A</text:p>
          </table:table-cell>
          <table:table-cell table:number-columns-repeated="3" office:value-type="string">
            <text:p>height: 12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width: 3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x: 166</text:p>
          </table:table-cell>
          <table:table-cell office:value-type="string">
            <text:p>x: 165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y: 65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area: 372.0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------------------------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table:number-columns-repeated="3" office:value-type="string">
            <text:p>height: 8</text:p>
          </table:table-cell>
          <table:table-cell/>
        </table:table-row>
        <table:table-row table:style-name="ro1">
          <table:table-cell/>
          <table:table-cell office:value-type="string">
            <text:p>width: 31</text:p>
          </table:table-cell>
          <table:table-cell table:number-columns-repeated="2" office:value-type="string">
            <text:p>width: 30</text:p>
          </table:table-cell>
          <table:table-cell/>
        </table:table-row>
        <table:table-row table:style-name="ro1">
          <table:table-cell/>
          <table:table-cell office:value-type="string">
            <text:p>x: 166</text:p>
          </table:table-cell>
          <table:table-cell table:number-columns-repeated="2" office:value-type="string">
            <text:p>x: 167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y: 83</text:p>
          </table:table-cell>
          <table:table-cell/>
        </table:table-row>
        <table:table-row table:style-name="ro1">
          <table:table-cell/>
          <table:table-cell office:value-type="string">
            <text:p>area: 248.0</text:p>
          </table:table-cell>
          <table:table-cell table:number-columns-repeated="2" office:value-type="string">
            <text:p>area: 240.0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------------------------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A</text:p>
          </table:table-cell>
          <table:table-cell table:number-columns-repeated="3" office:value-type="string">
            <text:p>height: 12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width: 28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x: 167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y: 73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area: 336.0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------------------------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table:number-columns-repeated="3" office:value-type="string">
            <text:p>height: 8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width: 30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x: 167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y: 89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area: 240.0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------------------------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A</text:p>
          </table:table-cell>
          <table:table-cell table:number-columns-repeated="3" office:value-type="string">
            <text:p>height: 12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width: 28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x: 167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y: 79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area: 336.0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------------------------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table:number-columns-repeated="3" office:value-type="string">
            <text:p>height: 7</text:p>
          </table:table-cell>
          <table:table-cell/>
        </table:table-row>
        <table:table-row table:style-name="ro1">
          <table:table-cell/>
          <table:table-cell office:value-type="string">
            <text:p>width: 27</text:p>
          </table:table-cell>
          <table:table-cell table:number-columns-repeated="2" office:value-type="string">
            <text:p>width: 28</text:p>
          </table:table-cell>
          <table:table-cell/>
        </table:table-row>
        <table:table-row table:style-name="ro1">
          <table:table-cell/>
          <table:table-cell office:value-type="string">
            <text:p>x: 168</text:p>
          </table:table-cell>
          <table:table-cell table:number-columns-repeated="2" office:value-type="string">
            <text:p>x: 167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y: 96</text:p>
          </table:table-cell>
          <table:table-cell/>
        </table:table-row>
        <table:table-row table:style-name="ro1">
          <table:table-cell/>
          <table:table-cell office:value-type="string">
            <text:p>area: 189.0</text:p>
          </table:table-cell>
          <table:table-cell table:number-columns-repeated="2" office:value-type="string">
            <text:p>area: 196.0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------------------------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A</text:p>
          </table:table-cell>
          <table:table-cell table:number-columns-repeated="3" office:value-type="string">
            <text:p>height: 9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width: 24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x: 169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y: 86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area: 216.0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------------------------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table:number-columns-repeated="3" office:value-type="string">
            <text:p>height: 6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width: 24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x: 169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y: 101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area: 144.0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------------------------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A</text:p>
          </table:table-cell>
          <table:table-cell table:number-columns-repeated="3" office:value-type="string">
            <text:p>height: 10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width: 24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x: 169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y: 91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area: 240.0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------------------------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table:number-columns-repeated="3" office:value-type="string">
            <text:p>height: 6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width: 24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x: 169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y: 105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area: 144.0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------------------------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A</text:p>
          </table:table-cell>
          <table:table-cell table:number-columns-repeated="3" office:value-type="string">
            <text:p>height: 10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width: 22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x: 171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y: 95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area: 220.0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------------------------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table:number-columns-repeated="3" office:value-type="string">
            <text:p>height: 6</text:p>
          </table:table-cell>
          <table:table-cell/>
        </table:table-row>
        <table:table-row table:style-name="ro1">
          <table:table-cell/>
          <table:table-cell office:value-type="string">
            <text:p>width: 22</text:p>
          </table:table-cell>
          <table:table-cell office:value-type="string">
            <text:p>width: 10</text:p>
          </table:table-cell>
          <table:table-cell office:value-type="string">
            <text:p>width: 22</text:p>
          </table:table-cell>
          <table:table-cell/>
        </table:table-row>
        <table:table-row table:style-name="ro1">
          <table:table-cell/>
          <table:table-cell office:value-type="string">
            <text:p>x: 171</text:p>
          </table:table-cell>
          <table:table-cell office:value-type="string">
            <text:p>x: 183</text:p>
          </table:table-cell>
          <table:table-cell office:value-type="string">
            <text:p>x: 171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y: 109</text:p>
          </table:table-cell>
          <table:table-cell/>
        </table:table-row>
        <table:table-row table:style-name="ro1">
          <table:table-cell/>
          <table:table-cell office:value-type="string">
            <text:p>area: 132.0</text:p>
          </table:table-cell>
          <table:table-cell office:value-type="string">
            <text:p>area: 60.0</text:p>
          </table:table-cell>
          <table:table-cell office:value-type="string">
            <text:p>area: 132.0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------------------------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1/24/2017</text:date>, <text:time>21:0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a Dodds</meta:initial-creator>
    <meta:creation-date>2017-01-24T20:22:17.02</meta:creation-date>
    <dc:date>2017-01-24T21:03:35.55</dc:date>
    <dc:creator>Laura Dodds</dc:creator>
    <meta:editing-duration>PT41M15S</meta:editing-duration>
    <meta:editing-cycles>7</meta:editing-cycles>
    <meta:generator>OpenOffice/4.1.1$Win32 OpenOffice.org_project/411m6$Build-9775</meta:generator>
    <meta:document-statistic meta:table-count="3" meta:cell-count="436" meta:object-count="0"/>
  </office:meta>
</office:document-meta>
</file>